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/>
    <style:font-face style:name="Arial" svg:font-family="Arial" style:font-family-generic="swiss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rsid="0004c3dc" officeooo:paragraph-rsid="0004c3dc"/>
    </style:style>
    <style:style style:name="P2" style:family="paragraph" style:parent-style-name="Standard">
      <style:text-properties style:font-name="Arial" officeooo:rsid="0004c3dc" officeooo:paragraph-rsid="00095202"/>
    </style:style>
    <style:style style:name="P3" style:family="paragraph" style:parent-style-name="Standard">
      <style:text-properties style:font-name="Arial" officeooo:rsid="0008e1d4" officeooo:paragraph-rsid="0004c3dc"/>
    </style:style>
    <style:style style:name="P4" style:family="paragraph" style:parent-style-name="Standard">
      <style:text-properties style:font-name="Arial" officeooo:rsid="0008e1d4" officeooo:paragraph-rsid="0008e1d4"/>
    </style:style>
    <style:style style:name="P5" style:family="paragraph" style:parent-style-name="Standard" style:list-style-name="L3">
      <style:text-properties style:font-name="Arial" officeooo:rsid="0008e1d4" officeooo:paragraph-rsid="0008e1d4"/>
    </style:style>
    <style:style style:name="P6" style:family="paragraph" style:parent-style-name="Standard">
      <style:text-properties style:font-name="Arial" fo:font-style="normal" style:text-underline-style="solid" style:text-underline-width="auto" style:text-underline-color="font-color" officeooo:rsid="0008e1d4" officeooo:paragraph-rsid="0008e1d4" style:font-style-asian="normal" style:font-style-complex="normal"/>
    </style:style>
    <style:style style:name="P7" style:family="paragraph" style:parent-style-name="Standard">
      <style:text-properties style:font-name="Arial" style:text-underline-style="solid" style:text-underline-width="auto" style:text-underline-color="font-color" officeooo:rsid="00095202" officeooo:paragraph-rsid="00095202"/>
    </style:style>
    <style:style style:name="P8" style:family="paragraph" style:parent-style-name="Standard">
      <style:paragraph-properties fo:line-height="100%"/>
      <style:text-properties officeooo:rsid="000663da" officeooo:paragraph-rsid="000663da"/>
    </style:style>
    <style:style style:name="P9" style:family="paragraph" style:parent-style-name="Standard">
      <style:paragraph-properties fo:line-height="100%"/>
      <style:text-properties officeooo:rsid="00072edf" officeooo:paragraph-rsid="00072edf"/>
    </style:style>
    <style:style style:name="T1" style:family="text">
      <style:text-properties style:font-name="Arial"/>
    </style:style>
    <style:style style:name="T2" style:family="text">
      <style:text-properties style:text-underline-style="none"/>
    </style:style>
    <style:style style:name="T3" style:family="text">
      <style:text-properties style:font-name="Cantarell" style:text-underline-style="none" style:font-name-asian="Cantarell" style:font-name-complex="Cantarell"/>
    </style:style>
    <style:style style:name="T4" style:family="text">
      <style:text-properties style:font-name="Cantarell" fo:font-style="normal" style:text-underline-style="none" style:font-name-asian="Cantarell" style:font-style-asian="normal" style:font-name-complex="Cantarell" style:font-style-complex="normal"/>
    </style:style>
    <style:style style:name="T5" style:family="text">
      <style:text-properties style:font-name="Cantarell" fo:font-style="normal" style:text-underline-style="none" officeooo:rsid="00095202" style:font-name-asian="Cantarell" style:font-style-asian="normal" style:font-name-complex="Cantarell" style:font-style-complex="normal"/>
    </style:style>
    <style:style style:name="T6" style:family="text">
      <style:text-properties style:font-name="Cantarell" fo:font-style="normal" style:font-name-asian="Cantarell" style:font-style-asian="normal" style:font-name-complex="Cantarell" style:font-style-complex="normal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officeooo:rsid="000952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8">2ª Atividade </text:span><text:span text:style-name="T5">–</text:span> TGS</text:p>
      <text:p text:style-name="P3"/>
      <text:p text:style-name="P6">Consulta:</text:p>
      <text:list xml:id="list9215532712826786174" text:style-name="L3">
        <text:list-item>
          <text:p text:style-name="P5"><text:span text:style-name="T7">Artigo </text:span><text:span text:style-name="T4">– As empresas são grandes coleções de processos</text:span></text:p>
        </text:list-item>
        <text:list-item>
          <text:p text:style-name="P5"><text:span text:style-name="T4">Slides Parte II: Gestão de processos</text:span></text:p>
        </text:list-item>
      </text:list>
      <text:p text:style-name="P4"/>
      <text:p text:style-name="P7"><text:span text:style-name="T6">Exercícios</text:span></text:p>
      <text:p text:style-name="P1"/>
      <text:p text:style-name="P1"><text:span text:style-name="T1">1. Conceitue corretamente o que vem a ser Processo</text:span></text:p>
      <text:p text:style-name="P1"/>
      <text:p text:style-name="P1"><text:span text:style-name="T1">2. Quais são os cinco modelos básicos de processos empresariais e suas finalidades? Exemplifique cada um deles</text:span></text:p>
      <text:p text:style-name="P1"/>
      <text:p text:style-name="P1"><text:span text:style-name="T1">3. O que vem a ser um processo não fabril</text:span></text:p>
      <text:p text:style-name="P1"/>
      <text:p text:style-name="P1"><text:span text:style-name="T1">4. Como podemos classificar os processos empresariais? Destaque a sua importância</text:span></text:p>
      <text:p text:style-name="P1"/>
      <text:p text:style-name="P1"><text:span text:style-name="T1">5. Quais são as características essenciais dos processos empresariais?</text:span></text:p>
      <text:p text:style-name="P1"/>
      <text:p text:style-name="P1"><text:span text:style-name="T1">6. Explique a diferença entre processos verticais e processos horizontais</text:span></text:p>
      <text:p text:style-name="P1"/>
      <text:p text:style-name="P1"><text:span text:style-name="T1">7. O que significa mudar a estrutura funcional de uma empresa para uma estrutura por processos?</text:span></text:p>
      <text:p text:style-name="P1"/>
      <text:p text:style-name="P1"><text:span text:style-name="T1">8. Explique o que cem a ser Gestão por Processos?</text:span></text:p>
      <text:p text:style-name="P1"/>
      <text:p text:style-name="P1"><text:span text:style-name="T1">9. Criar documentos, rotinas, normas, procedimentos e instruções para tudo o que se faz numa organização pode engessar a organização e por outro lado adotar esse procedimento para as atividades essenciais pode não resolver o problema. O que devemos fazer então nesse caso?</text:span></text:p>
      <text:p text:style-name="P1"/>
      <text:p text:style-name="P8"><text:span text:style-name="T1">10. Como podemos identificar os processos nas organizações?</text:span></text:p>
      <text:p text:style-name="P8"/>
      <text:p text:style-name="P8"><text:span text:style-name="T1">11. O entendimento sobre como os processos podem ser logicamente organizados e fisicamente estruturados contribui muito par sua melhor compreensão e gestão da organização com foco nos processos. Apresente graficamente como ocorre a Hierarquia de Processos</text:span></text:p>
      <text:p text:style-name="P8"/>
      <text:p text:style-name="P8"><text:span text:style-name="T1">12. Explique o que vem a ser unidades de negócios e os processos-chaves na gestão de processos</text:span></text:p>
      <text:p text:style-name="P8"/>
      <text:p text:style-name="P8"><text:span text:style-name="T1">13. Explique o vem a ser sistema de gestão integrada de processos?</text:span></text:p>
      <text:p text:style-name="P8"/>
      <text:p text:style-name="P8"><text:span text:style-name="T1">14. Quais são os componentes da documentação de processos-chaves</text:span></text:p>
      <text:p text:style-name="P8"/>
      <text:p text:style-name="P8"><text:span text:style-name="T1">15. O que vem a ser modelagem de processos?</text:span></text:p>
      <text:p text:style-name="P8"/>
      <text:p text:style-name="P9"><text:span text:style-name="T1">16. Explique <text:s/>como podemos representar os processos na modelagem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ntarell" svg:font-family="Cantarell"/>
    <style:font-face style:name="Arial" svg:font-family="Arial" style:font-family-generic="swiss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</meta:initial-creator>
    <meta:creation-date>2016-11-01T10:10:29.129243852</meta:creation-date>
    <dc:date>2016-11-01T10:27:37.885793412</dc:date>
    <dc:creator>douglas </dc:creator>
    <meta:editing-duration>PT17M6S</meta:editing-duration>
    <meta:editing-cycles>8</meta:editing-cycles>
    <meta:generator>LibreOffice/4.3.3.2$Linux_X86_64 LibreOffice_project/430m0$Build-2</meta:generator>
    <meta:document-statistic meta:table-count="0" meta:image-count="0" meta:object-count="0" meta:page-count="1" meta:paragraph-count="21" meta:word-count="256" meta:character-count="1616" meta:non-whitespace-character-count="1380"/>
  </office:meta>
</office:document-meta>
</file>